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e131" officeooo:paragraph-rsid="0017e131"/>
    </style:style>
    <style:style style:name="P2" style:family="paragraph" style:parent-style-name="Standard">
      <style:text-properties officeooo:rsid="0017e131" officeooo:paragraph-rsid="0019e88a"/>
    </style:style>
    <style:style style:name="P3" style:family="paragraph" style:parent-style-name="Standard">
      <style:text-properties officeooo:rsid="00181d69" officeooo:paragraph-rsid="00181d69"/>
    </style:style>
    <style:style style:name="P4" style:family="paragraph" style:parent-style-name="Standard">
      <style:text-properties officeooo:rsid="001996be" officeooo:paragraph-rsid="001996be"/>
    </style:style>
    <style:style style:name="P5" style:family="paragraph" style:parent-style-name="Standard">
      <style:text-properties officeooo:rsid="0019e88a" officeooo:paragraph-rsid="0019e88a"/>
    </style:style>
    <style:style style:name="T1" style:family="text">
      <style:text-properties officeooo:rsid="00190715"/>
    </style:style>
    <style:style style:name="T2" style:family="text">
      <style:text-properties officeooo:rsid="0019e8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ventory, MemberList, OrderList</text:p>
      <text:p text:style-name="P1">- private empty constructors. Is this on purpose?</text:p>
      <text:p text:style-name="P1"/>
      <text:p text:style-name="P1">Cart</text:p>
      <text:p text:style-name="P1">- getInventoryList() <text:span text:style-name="T2">needs to be implemented</text:span></text:p>
      <text:p text:style-name="P1"/>
      <text:p text:style-name="P1">CartItem</text:p>
      <text:p text:style-name="P1">- totalItemPrice, unitPrice fields not used</text:p>
      <text:p text:style-name="P1">- add possible cartItemIsProduct() for checking?</text:p>
      <text:p text:style-name="P1"/>
      <text:p text:style-name="P1">Member</text:p>
      <text:p text:style-name="P1">- transactions list (make “List” Class for generics <text:span text:style-name="T2">comment)</text:span></text:p>
      <text:p text:style-name="P1">- no hashcode, save, retrieve documentation?</text:p>
      <text:p text:style-name="P1"/>
      <text:p text:style-name="P3">Product</text:p>
      <text:p text:style-name="P3">- productInfo documentation</text:p>
      <text:p text:style-name="P3"/>
      <text:p text:style-name="P3">Transaction</text:p>
      <text:p text:style-name="P3">- missing documentation</text:p>
      <text:p text:style-name="P3"/>
      <text:p text:style-name="P3">DataTransfer</text:p>
      <text:p text:style-name="P3">- missing documentation</text:p>
      <text:p text:style-name="P1"/>
      <text:p text:style-name="P3">GroceryStore</text:p>
      <text:p text:style-name="P3">- no class comment</text:p>
      <text:p text:style-name="P3">- missing documentation</text:p>
      <text:p text:style-name="P3">- <text:span text:style-name="T1">retrieve() ‘input’ is never closed</text:span></text:p>
      <text:p text:style-name="P3"/>
      <text:p text:style-name="P4">Request</text:p>
      <text:p text:style-name="P4">- total field is not used</text:p>
      <text:p text:style-name="P4">- getters/setters need to be individually documented</text:p>
      <text:p text:style-name="P1"/>
      <text:p text:style-name="P4">Result</text:p>
      <text:p text:style-name="P4">- missing documentation</text:p>
      <text:p text:style-name="P1"/>
      <text:p text:style-name="P4">FilterIterator</text:p>
      <text:p text:style-name="P4">- the class name is incorrect?</text:p>
      <text:p text:style-name="P4">- hasNext() needs to be implemented</text:p>
      <text:p text:style-name="P4">- missing documentation</text:p>
      <text:p text:style-name="P4"/>
      <text:p text:style-name="P5">AutomatedTester</text:p>
      <text:p text:style-name="P5">- commented out code</text:p>
      <text:p text:style-name="P5">- testListMembers needs to be implemented</text:p>
      <text:p text:style-name="P5">- missing documentation</text:p>
      <text:p text:style-name="P1"/>
      <text:p text:style-name="P5">TestBed</text:p>
      <text:p text:style-name="P5">- missing documentation</text:p>
      <text:p text:style-name="P5">- needs to be implemented</text:p>
      <text:p text:style-name="P5"/>
      <text:p text:style-name="P2"><text:soft-page-break/>UserInterface:</text:p>
      <text:p text:style-name="P2">- <text:span text:style-name="T2">retrieveMember needs to be implemented</text:span></text:p>
      <text:p text:style-name="P2">- retrieveProduct() <text:span text:style-name="T2">needs to be implemented</text:span></text:p>
      <text:p text:style-name="P2">- printTransactions() <text:span text:style-name="T2">needs to be implemented</text:span></text:p>
      <text:p text:style-name="P2">- <text:span text:style-name="T2">save() should be accessed statically (kinda feel like skipping this)</text:span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8T18:43:14.046000000</meta:creation-date>
    <dc:date>2021-11-08T20:45:14.976000000</dc:date>
    <meta:editing-duration>PT40S</meta:editing-duration>
    <meta:editing-cycles>1</meta:editing-cycles>
    <meta:document-statistic meta:table-count="0" meta:image-count="0" meta:object-count="0" meta:page-count="2" meta:paragraph-count="41" meta:word-count="160" meta:character-count="1111" meta:non-whitespace-character-count="992"/>
    <meta:generator>LibreOffice/7.1.1.2$Windows_X86_64 LibreOffice_project/fe0b08f4af1bacafe4c7ecc87ce55bb426164676</meta:generator>
  </office:meta>
</office:document-meta>
</file>